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solid" draw:stroke-dash="Ultrafine_20_2_20_Dots_20_3_20_Dashes" svg:stroke-width="0.102cm" svg:stroke-color="#008000" draw:marker-start="Arrow" draw:marker-start-width="0.508cm" draw:marker-end="" draw:marker-end-width="0.559cm" draw:textarea-horizontal-align="center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svg:stroke-color="#280099" draw:fill-color="#280099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_20_concave" draw:marker-end-width="0.305cm" draw:fill="none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dash" draw:stroke-dash="Fine_20_Dashed" svg:stroke-color="#c0c0c0" draw:marker-end="Line_20_Arrow"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  <style:text-properties fo:font-size="22pt" style:font-size-asian="22pt" style:font-size-complex="22pt"/>
    </style:style>
    <style:style style:name="P2" style:family="paragraph">
      <style:paragraph-properties fo:margin-left="0cm" fo:margin-right="0cm" fo:text-align="center" fo:text-indent="0cm"/>
      <style:text-properties fo:color="#008000"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color="#008000" fo:font-size="22pt" style:font-size-asian="22pt" style:font-size-complex="22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11.798cm" svg:y1="6.959cm" svg:x2="20.005cm" svg:y2="6.96cm">
          <text:p text:style-name="P1"><text:span text:style-name="T1"/></text:p>
          <text:p text:style-name="P1"><text:span text:style-name="T1">X-ray</text:span></text:p>
        </draw:line>
        <draw:g>
          <draw:custom-shape draw:style-name="gr2" draw:text-style-name="P3" draw:layer="layout" svg:width="0.417cm" svg:height="2.083cm" svg:x="10.032cm" svg:y="6.035cm">
            <text:p text:style-name="P6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" draw:text-style-name="P3" draw:layer="layout" svg:width="0.417cm" svg:height="2.086cm" draw:transform="skewX (0.00191986217719332) rotate (2.0943951023928) translate (9.43cm 7.787cm)">
            <text:p text:style-name="P6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" draw:text-style-name="P3" draw:layer="layout" svg:width="0.417cm" svg:height="2.085cm" draw:transform="skewX (-0.00244346095279159) rotate (-2.09439510239399) translate (11.253cm 7.43cm)">
            <text:p text:style-name="P6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custom-shape draw:style-name="gr3" draw:text-style-name="P3" draw:id="id1" draw:layer="layout" svg:width="13.334cm" svg:height="0.635cm" svg:x="1.671cm" svg:y="2.937cm">
          <text:p text:style-name="P6"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186cm" svg:height="0.212cm" svg:x="7.463cm" svg:y="6.606cm">
          <text:p text:style-name="P6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path draw:style-name="gr5" draw:text-style-name="P3" draw:layer="layout" svg:width="1.693cm" svg:height="0.872cm" draw:transform="rotate (3.1415926535892) translate (9.27000000000018cm 7.74103042530248cm)" svg:viewBox="0 0 1694 873" svg:d="m0-15183 807-260c807-259 887 834 887 834">
          <text:p text:style-name="P6"/>
        </draw:path>
        <draw:line draw:style-name="gr6" draw:text-style-name="P3" draw:layer="layout" svg:x1="7.364cm" svg:y1="6.468cm" svg:x2="6.676cm" svg:y2="5.595cm">
          <text:p text:style-name="P6"/>
        </draw:line>
        <draw:line draw:style-name="gr6" draw:text-style-name="P3" draw:layer="layout" svg:x1="7.126cm" svg:y1="6.627cm" svg:x2="5.882cm" svg:y2="5.992cm">
          <text:p text:style-name="P6"/>
        </draw:line>
        <draw:line draw:style-name="gr6" draw:text-style-name="P3" draw:layer="layout" svg:x1="7.708cm" svg:y1="6.283cm" svg:x2="7.867cm" svg:y2="5.357cm">
          <text:p text:style-name="P6"/>
        </draw:line>
        <draw:line draw:style-name="gr6" draw:text-style-name="P3" draw:layer="layout" svg:x1="7.893cm" svg:y1="6.415cm" svg:x2="9.243cm" svg:y2="5.145cm">
          <text:p text:style-name="P6"/>
        </draw:line>
        <draw:line draw:style-name="gr6" draw:text-style-name="P3" draw:layer="layout" svg:x1="7.47cm" svg:y1="6.177cm" svg:x2="7.338cm" svg:y2="4.748cm">
          <text:p text:style-name="P6"/>
        </draw:line>
        <draw:line draw:style-name="gr7" draw:text-style-name="P3" draw:layer="layout" svg:x1="2.205cm" svg:y1="11.23cm" svg:x2="2.205cm" svg:y2="3.954cm">
          <text:p text:style-name="P6"/>
        </draw:line>
        <draw:line draw:style-name="gr7" draw:text-style-name="P3" draw:layer="layout" svg:x1="3.305cm" svg:y1="11.23cm" svg:x2="3.305cm" svg:y2="3.954cm">
          <text:p text:style-name="P6"/>
        </draw:line>
        <draw:line draw:style-name="gr7" draw:text-style-name="P3" draw:layer="layout" svg:x1="4.405cm" svg:y1="11.23cm" svg:x2="4.405cm" svg:y2="3.954cm">
          <text:p text:style-name="P6"/>
        </draw:line>
        <draw:line draw:style-name="gr7" draw:text-style-name="P3" draw:layer="layout" svg:x1="5.405cm" svg:y1="11.23cm" svg:x2="5.405cm" svg:y2="3.954cm">
          <text:p text:style-name="P6"/>
        </draw:line>
        <draw:line draw:style-name="gr7" draw:text-style-name="P3" draw:layer="layout" svg:x1="6.405cm" svg:y1="11.23cm" svg:x2="6.405cm" svg:y2="3.954cm">
          <text:p text:style-name="P6"/>
        </draw:line>
        <draw:line draw:style-name="gr7" draw:text-style-name="P3" draw:layer="layout" svg:x1="7.405cm" svg:y1="11.23cm" svg:x2="7.405cm" svg:y2="3.954cm">
          <text:p text:style-name="P6"/>
        </draw:line>
        <draw:line draw:style-name="gr7" draw:text-style-name="P3" draw:layer="layout" svg:x1="8.405cm" svg:y1="11.23cm" svg:x2="8.405cm" svg:y2="3.954cm">
          <text:p text:style-name="P6"/>
        </draw:line>
        <draw:line draw:style-name="gr7" draw:text-style-name="P3" draw:layer="layout" svg:x1="9.405cm" svg:y1="11.23cm" svg:x2="9.405cm" svg:y2="3.954cm">
          <text:p text:style-name="P6"/>
        </draw:line>
        <draw:line draw:style-name="gr7" draw:text-style-name="P3" draw:layer="layout" svg:x1="10.405cm" svg:y1="11.23cm" svg:x2="10.405cm" svg:y2="3.954cm">
          <text:p text:style-name="P6"/>
        </draw:line>
        <draw:line draw:style-name="gr7" draw:text-style-name="P3" draw:layer="layout" svg:x1="11.405cm" svg:y1="11.23cm" svg:x2="11.405cm" svg:y2="3.954cm">
          <text:p text:style-name="P6"/>
        </draw:line>
        <draw:line draw:style-name="gr7" draw:text-style-name="P3" draw:layer="layout" svg:x1="12.405cm" svg:y1="11.23cm" svg:x2="12.405cm" svg:y2="3.954cm">
          <text:p text:style-name="P6"/>
        </draw:line>
        <draw:line draw:style-name="gr7" draw:text-style-name="P3" draw:layer="layout" svg:x1="13.405cm" svg:y1="11.23cm" svg:x2="13.405cm" svg:y2="3.954cm">
          <text:p text:style-name="P6"/>
        </draw:line>
        <draw:line draw:style-name="gr7" draw:text-style-name="P3" draw:layer="layout" svg:x1="14.405cm" svg:y1="11.23cm" svg:x2="14.405cm" svg:y2="3.954cm">
          <text:p text:style-name="P6"/>
        </draw:line>
        <draw:custom-shape draw:style-name="gr3" draw:text-style-name="P3" draw:layer="layout" svg:width="13.334cm" svg:height="0.635cm" svg:x="1.671cm" svg:y="11.036cm">
          <text:p text:style-name="P6"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8.387cm" svg:y1="12.647cm" svg:x2="8.394cm" svg:y2="11.589cm">
          <text:p text:style-name="P6"/>
        </draw:line>
        <draw:connector draw:style-name="gr6" draw:text-style-name="P3" draw:layer="layout" draw:type="curve" svg:x1="8.338cm" svg:y1="2.937cm" svg:x2="12.171cm" svg:y2="1.849cm" draw:start-shape="id1" draw:start-glue-point="0" draw:end-shape="id2" draw:end-glue-point="3" svg:d="m8338 2937c0-726 1277-1088 3833-1088">
          <text:p text:style-name="P6"/>
        </draw:connector>
        <draw:frame draw:style-name="gr9" draw:text-style-name="P5" draw:id="id2" draw:layer="layout" svg:width="6.238cm" svg:height="1.216cm" svg:x="12.171cm" svg:y="1.241cm">
          <draw:text-box>
            <text:p text:style-name="P4"><text:span text:style-name="T2">Current amplifier</text:span></text:p>
          </draw:text-box>
        </draw:frame>
        <draw:g>
          <draw:line draw:style-name="gr8" draw:text-style-name="P3" draw:layer="layout" svg:x1="7.151cm" svg:y1="13.255cm" svg:x2="9.558cm" svg:y2="13.255cm">
            <text:p text:style-name="P6"/>
          </draw:line>
          <draw:line draw:style-name="gr8" draw:text-style-name="P3" draw:layer="layout" svg:x1="7.787cm" svg:y1="13.555cm" svg:x2="8.996cm" svg:y2="13.546cm">
            <text:p text:style-name="P6"/>
          </draw:line>
          <draw:line draw:style-name="gr8" draw:text-style-name="P3" draw:layer="layout" svg:x1="7.788cm" svg:y1="12.956cm" svg:x2="8.923cm" svg:y2="12.965cm">
            <text:p text:style-name="P6"/>
          </draw:line>
          <draw:line draw:style-name="gr8" draw:text-style-name="P3" draw:layer="layout" svg:x1="7.152cm" svg:y1="13.855cm" svg:x2="9.559cm" svg:y2="13.855cm">
            <text:p text:style-name="P6"/>
          </draw:line>
          <draw:line draw:style-name="gr8" draw:text-style-name="P3" draw:layer="layout" svg:x1="7.153cm" svg:y1="12.655cm" svg:x2="9.56cm" svg:y2="12.655cm">
            <text:p text:style-name="P6"/>
          </draw:line>
        </draw:g>
        <draw:frame draw:style-name="gr9" draw:layer="layout" svg:width="4.096cm" svg:height="1.038cm" svg:x="10.066cm" svg:y="12.736cm">
          <draw:text-box>
            <text:p text:style-name="P6">High Voltage</text:p>
          </draw:text-box>
        </draw:frame>
        <draw:frame draw:style-name="gr9" draw:layer="layout" svg:width="5.938cm" svg:height="1.038cm" svg:x="2.346cm" svg:y="9.93cm">
          <draw:text-box>
            <text:p text:style-name="P6">Filled with inert ga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5.2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8-03T08:52:47</meta:creation-date>
    <dc:date>2008-08-03T09:12:51</dc:date>
    <meta:editing-cycles>2</meta:editing-cycles>
    <meta:editing-duration>PT3M32S</meta:editing-duration>
    <meta:user-defined meta:name="Info 1"/>
    <meta:user-defined meta:name="Info 2"/>
    <meta:user-defined meta:name="Info 3"/>
    <meta:user-defined meta:name="Info 4"/>
    <meta:document-statistic meta:object-count="38"/>
  </office:meta>
</office:document-meta>
</file>